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fo:language="en" fo:country="US" style:text-underline-style="solid" style:text-underline-width="auto" style:text-underline-color="font-color" fo:font-weight="bold" officeooo:rsid="00124b3f" officeooo:paragraph-rsid="00124b3f" style:font-weight-asian="bold" style:font-weight-complex="bold"/>
    </style:style>
    <style:style style:name="P2" style:family="paragraph" style:parent-style-name="Standard">
      <style:paragraph-properties fo:text-align="justify" style:justify-single-word="false"/>
      <style:text-properties fo:language="en" fo:country="US" officeooo:rsid="00124b3f" officeooo:paragraph-rsid="00124b3f"/>
    </style:style>
    <style:style style:name="P3" style:family="paragraph" style:parent-style-name="Standard">
      <style:paragraph-properties fo:text-align="justify" style:justify-single-word="false"/>
      <style:text-properties fo:language="en" fo:country="US" fo:font-style="italic" style:text-underline-style="solid" style:text-underline-width="auto" style:text-underline-color="font-color" fo:font-weight="bold" officeooo:rsid="0013b4cd" officeooo:paragraph-rsid="0013b4cd" style:font-style-asian="italic" style:font-weight-asian="bold" style:font-style-complex="italic" style:font-weight-complex="bold"/>
    </style:style>
    <style:style style:name="P4" style:family="paragraph" style:parent-style-name="Standard">
      <style:paragraph-properties fo:text-align="justify" style:justify-single-word="false"/>
      <style:text-properties fo:language="en" fo:country="US" officeooo:rsid="0013b4cd" officeooo:paragraph-rsid="0013b4cd"/>
    </style:style>
    <style:style style:name="P5" style:family="paragraph" style:parent-style-name="Standard">
      <style:paragraph-properties fo:text-align="justify" style:justify-single-word="false"/>
      <style:text-properties officeooo:paragraph-rsid="0019b08c"/>
    </style:style>
    <style:style style:name="P6" style:family="paragraph" style:parent-style-name="Standard">
      <style:paragraph-properties fo:text-align="justify" style:justify-single-word="false"/>
      <style:text-properties fo:language="en" fo:country="US" officeooo:rsid="0013b4cd" officeooo:paragraph-rsid="00188b98"/>
    </style:style>
    <style:style style:name="P7" style:family="paragraph" style:parent-style-name="Standard">
      <style:paragraph-properties fo:text-align="justify" style:justify-single-word="false"/>
      <style:text-properties fo:language="en" fo:country="US" fo:font-style="italic" style:text-underline-style="solid" style:text-underline-width="auto" style:text-underline-color="font-color" fo:font-weight="bold" officeooo:rsid="00150712" officeooo:paragraph-rsid="00150712" style:font-style-asian="italic" style:font-weight-asian="bold" style:font-style-complex="italic" style:font-weight-complex="bold"/>
    </style:style>
    <style:style style:name="P8" style:family="paragraph" style:parent-style-name="Standard">
      <style:paragraph-properties fo:margin-left="1.251cm" fo:text-align="justify" style:justify-single-word="false" fo:text-indent="0cm" style:auto-text-indent="false"/>
      <style:text-properties fo:language="en" fo:country="US" officeooo:rsid="0013b4cd" officeooo:paragraph-rsid="0013b4cd"/>
    </style:style>
    <style:style style:name="P9" style:family="paragraph" style:parent-style-name="Standard">
      <style:paragraph-properties fo:margin-left="0cm" fo:text-align="justify" style:justify-single-word="false" fo:text-indent="0cm" style:auto-text-indent="false"/>
      <style:text-properties fo:language="en" fo:country="US" officeooo:rsid="0013b4cd" officeooo:paragraph-rsid="0013b4cd"/>
    </style:style>
    <style:style style:name="P10" style:family="paragraph" style:parent-style-name="Standard">
      <style:paragraph-properties fo:text-align="justify" style:justify-single-word="false"/>
      <style:text-properties fo:language="en" fo:country="US" officeooo:rsid="0016ec47" officeooo:paragraph-rsid="0016ec47"/>
    </style:style>
    <style:style style:name="P11" style:family="paragraph" style:parent-style-name="Standard">
      <style:paragraph-properties fo:text-align="justify" style:justify-single-word="false"/>
      <style:text-properties officeooo:paragraph-rsid="0016ec47"/>
    </style:style>
    <style:style style:name="P12" style:family="paragraph" style:parent-style-name="Standard">
      <style:paragraph-properties fo:text-align="justify" style:justify-single-word="false"/>
      <style:text-properties fo:language="en" fo:country="US" officeooo:rsid="00150712" officeooo:paragraph-rsid="00150712"/>
    </style:style>
    <style:style style:name="P13" style:family="paragraph" style:parent-style-name="Standard">
      <style:paragraph-properties fo:text-align="justify" style:justify-single-word="false"/>
      <style:text-properties fo:language="en" fo:country="US" officeooo:rsid="00172ba1" officeooo:paragraph-rsid="00172ba1"/>
    </style:style>
    <style:style style:name="P14" style:family="paragraph" style:parent-style-name="Standard">
      <style:paragraph-properties fo:text-align="justify" style:justify-single-word="false"/>
      <style:text-properties fo:language="en" fo:country="US" fo:font-style="italic" style:text-underline-style="solid" style:text-underline-width="auto" style:text-underline-color="font-color" fo:font-weight="bold" officeooo:rsid="001a971c" officeooo:paragraph-rsid="001a971c" style:font-style-asian="italic" style:font-weight-asian="bold" style:font-style-complex="italic" style:font-weight-complex="bold"/>
    </style:style>
    <style:style style:name="P15" style:family="paragraph" style:parent-style-name="Standard">
      <style:paragraph-properties fo:text-align="justify" style:justify-single-word="false"/>
      <style:text-properties fo:language="en" fo:country="US" officeooo:rsid="001a971c" officeooo:paragraph-rsid="001a971c"/>
    </style:style>
    <style:style style:name="P16" style:family="paragraph" style:parent-style-name="Standard">
      <style:paragraph-properties fo:margin-left="1.251cm" fo:text-align="justify" style:justify-single-word="false" fo:text-indent="0cm" style:auto-text-indent="false"/>
      <style:text-properties fo:language="en" fo:country="US" officeooo:rsid="001a971c" officeooo:paragraph-rsid="001a971c"/>
    </style:style>
    <style:style style:name="P17" style:family="paragraph" style:parent-style-name="Standard">
      <style:paragraph-properties fo:margin-left="0cm" fo:text-align="justify" style:justify-single-word="false" fo:text-indent="0cm" style:auto-text-indent="false"/>
      <style:text-properties fo:language="en" fo:country="US" officeooo:rsid="001a971c" officeooo:paragraph-rsid="001a971c"/>
    </style:style>
    <style:style style:name="P18" style:family="paragraph" style:parent-style-name="Standard">
      <style:paragraph-properties fo:margin-left="0cm" fo:text-align="justify" style:justify-single-word="false" fo:text-indent="0cm" style:auto-text-indent="false"/>
      <style:text-properties officeooo:paragraph-rsid="001a971c"/>
    </style:style>
    <style:style style:name="P19" style:family="paragraph" style:parent-style-name="Standard">
      <style:paragraph-properties fo:margin-left="0cm" fo:text-align="justify" style:justify-single-word="false" fo:text-indent="0cm" style:auto-text-indent="false"/>
      <style:text-properties fo:language="en" fo:country="US" officeooo:rsid="001ce14d" officeooo:paragraph-rsid="001ec35c"/>
    </style:style>
    <style:style style:name="P20" style:family="paragraph" style:parent-style-name="Standard">
      <style:paragraph-properties fo:margin-left="1.251cm" fo:text-align="justify" style:justify-single-word="false" fo:text-indent="0cm" style:auto-text-indent="false"/>
      <style:text-properties officeooo:rsid="001ce14d" officeooo:paragraph-rsid="001ec35c"/>
    </style:style>
    <style:style style:name="P21" style:family="paragraph" style:parent-style-name="Standard">
      <style:paragraph-properties fo:margin-left="1.251cm" fo:text-align="justify" style:justify-single-word="false" fo:text-indent="0cm" style:auto-text-indent="false"/>
      <style:text-properties fo:language="en" fo:country="US" officeooo:rsid="001ec35c" officeooo:paragraph-rsid="001ec35c"/>
    </style:style>
    <style:style style:name="P22" style:family="paragraph" style:parent-style-name="Standard">
      <style:paragraph-properties fo:margin-left="0cm" fo:text-align="justify" style:justify-single-word="false" fo:text-indent="0cm" style:auto-text-indent="false"/>
      <style:text-properties fo:language="en" fo:country="US" officeooo:rsid="001faf5a" officeooo:paragraph-rsid="001faf5a"/>
    </style:style>
    <style:style style:name="P23" style:family="paragraph" style:parent-style-name="Standard">
      <style:paragraph-properties fo:margin-left="0cm" fo:text-align="justify" style:justify-single-word="false" fo:text-indent="0cm" style:auto-text-indent="false"/>
      <style:text-properties fo:language="en" fo:country="US" officeooo:rsid="001c8425" officeooo:paragraph-rsid="001c8425"/>
    </style:style>
    <style:style style:name="P24" style:family="paragraph" style:parent-style-name="Standard">
      <style:paragraph-properties fo:margin-left="1.251cm" fo:text-align="justify" style:justify-single-word="false" fo:text-indent="0cm" style:auto-text-indent="false"/>
      <style:text-properties fo:language="en" fo:country="US" officeooo:rsid="001c8425" officeooo:paragraph-rsid="001c8425"/>
    </style:style>
    <style:style style:name="P25" style:family="paragraph" style:parent-style-name="Standard">
      <style:paragraph-properties fo:margin-left="1.251cm" fo:text-align="justify" style:justify-single-word="false" fo:text-indent="0cm" style:auto-text-indent="false"/>
      <style:text-properties officeooo:rsid="001c8425" officeooo:paragraph-rsid="001c8425"/>
    </style:style>
    <style:style style:name="P26" style:family="paragraph" style:parent-style-name="Standard">
      <style:paragraph-properties fo:margin-left="1.251cm" fo:text-align="justify" style:justify-single-word="false" fo:text-indent="0cm" style:auto-text-indent="false"/>
      <style:text-properties fo:language="en" fo:country="US" officeooo:rsid="001ce14d" officeooo:paragraph-rsid="001c8425"/>
    </style:style>
    <style:style style:name="P27" style:family="paragraph" style:parent-style-name="Standard">
      <style:paragraph-properties fo:text-align="justify" style:justify-single-word="false"/>
      <style:text-properties fo:language="en" fo:country="US" officeooo:rsid="001ce14d" officeooo:paragraph-rsid="001ce14d"/>
    </style:style>
    <style:style style:name="P28" style:family="paragraph" style:parent-style-name="Standard">
      <style:paragraph-properties fo:margin-left="1.251cm" fo:text-align="justify" style:justify-single-word="false" fo:text-indent="0cm" style:auto-text-indent="false"/>
      <style:text-properties fo:language="en" fo:country="US" officeooo:rsid="001ec35c" officeooo:paragraph-rsid="0020d173"/>
    </style:style>
    <style:style style:name="P29" style:family="paragraph" style:parent-style-name="Standard">
      <style:paragraph-properties fo:margin-left="0cm" fo:text-align="justify" style:justify-single-word="false" fo:text-indent="0cm" style:auto-text-indent="false"/>
      <style:text-properties fo:language="en" fo:country="US" officeooo:rsid="001faf5a" officeooo:paragraph-rsid="0020d173"/>
    </style:style>
    <style:style style:name="P30" style:family="paragraph" style:parent-style-name="Standard">
      <style:paragraph-properties fo:text-align="justify" style:justify-single-word="false"/>
      <style:text-properties fo:language="en" fo:country="US" officeooo:rsid="001ce14d" officeooo:paragraph-rsid="0020d173"/>
    </style:style>
    <style:style style:name="P31" style:family="paragraph" style:parent-style-name="Standard">
      <style:paragraph-properties fo:margin-left="0cm" fo:text-align="justify" style:justify-single-word="false" fo:text-indent="0cm" style:auto-text-indent="false"/>
      <style:text-properties fo:language="en" fo:country="US" officeooo:rsid="001faf5a" officeooo:paragraph-rsid="00244715"/>
    </style:style>
    <style:style style:name="P32" style:family="paragraph" style:parent-style-name="Standard">
      <style:paragraph-properties fo:margin-left="0cm" fo:text-align="justify" style:justify-single-word="false" fo:text-indent="0cm" style:auto-text-indent="false"/>
      <style:text-properties fo:language="en" fo:country="US" officeooo:rsid="00244715" officeooo:paragraph-rsid="00244715"/>
    </style:style>
    <style:style style:name="P33" style:family="paragraph" style:parent-style-name="Standard">
      <style:paragraph-properties fo:text-align="justify" style:justify-single-word="false"/>
      <style:text-properties fo:language="en" fo:country="US" officeooo:rsid="001ce14d" officeooo:paragraph-rsid="00244715"/>
    </style:style>
    <style:style style:name="P34" style:family="paragraph" style:parent-style-name="Standard">
      <style:paragraph-properties fo:margin-left="0cm" fo:text-align="justify" style:justify-single-word="false" fo:text-indent="0cm" style:auto-text-indent="false"/>
      <style:text-properties fo:language="en" fo:country="US" officeooo:rsid="001faf5a" officeooo:paragraph-rsid="00272775"/>
    </style:style>
    <style:style style:name="P35" style:family="paragraph" style:parent-style-name="Standard">
      <style:paragraph-properties fo:text-align="justify" style:justify-single-word="false"/>
      <style:text-properties fo:language="en" fo:country="US" officeooo:rsid="001ce14d" officeooo:paragraph-rsid="002aa670"/>
    </style:style>
    <style:style style:name="P36" style:family="paragraph" style:parent-style-name="Standard">
      <style:paragraph-properties fo:margin-left="0cm" fo:text-align="justify" style:justify-single-word="false" fo:text-indent="0cm" style:auto-text-indent="false"/>
      <style:text-properties fo:language="en" fo:country="US" officeooo:rsid="001faf5a" officeooo:paragraph-rsid="002aa670"/>
    </style:style>
    <style:style style:name="P37" style:family="paragraph" style:parent-style-name="Standard">
      <style:paragraph-properties fo:margin-left="0cm" fo:text-align="justify" style:justify-single-word="false" fo:text-indent="0cm" style:auto-text-indent="false"/>
      <style:text-properties fo:language="en" fo:country="US" officeooo:rsid="002aa670" officeooo:paragraph-rsid="002aa670"/>
    </style:style>
    <style:style style:name="P38" style:family="paragraph" style:parent-style-name="Standard">
      <style:paragraph-properties fo:margin-left="0cm" fo:text-align="justify" style:justify-single-word="false" fo:text-indent="0cm" style:auto-text-indent="false"/>
      <style:text-properties fo:language="en" fo:country="US" officeooo:rsid="002bf7c0" officeooo:paragraph-rsid="002bf7c0"/>
    </style:style>
    <style:style style:name="P39" style:family="paragraph" style:parent-style-name="Standard">
      <style:paragraph-properties fo:text-align="justify" style:justify-single-word="false"/>
      <style:text-properties fo:language="en" fo:country="US" officeooo:rsid="001ce14d" officeooo:paragraph-rsid="002bf7c0"/>
    </style:style>
    <style:style style:name="P40" style:family="paragraph" style:parent-style-name="Standard">
      <style:paragraph-properties fo:margin-left="0cm" fo:text-align="justify" style:justify-single-word="false" fo:text-indent="0cm" style:auto-text-indent="false"/>
      <style:text-properties fo:language="en" fo:country="US" officeooo:rsid="001faf5a" officeooo:paragraph-rsid="002bf7c0"/>
    </style:style>
    <style:style style:name="P41" style:family="paragraph" style:parent-style-name="Standard">
      <style:paragraph-properties fo:margin-left="0cm" fo:text-align="justify" style:justify-single-word="false" fo:text-indent="0cm" style:auto-text-indent="false"/>
      <style:text-properties fo:language="en" fo:country="US" officeooo:rsid="002e7de9" officeooo:paragraph-rsid="002e7de9"/>
    </style:style>
    <style:style style:name="P42" style:family="paragraph" style:parent-style-name="Standard">
      <style:paragraph-properties fo:text-align="justify" style:justify-single-word="false"/>
      <style:text-properties fo:language="en" fo:country="US" officeooo:rsid="001ce14d" officeooo:paragraph-rsid="002e7de9"/>
    </style:style>
    <style:style style:name="P43" style:family="paragraph" style:parent-style-name="Standard">
      <style:paragraph-properties fo:margin-left="0cm" fo:text-align="justify" style:justify-single-word="false" fo:text-indent="0cm" style:auto-text-indent="false"/>
      <style:text-properties fo:language="en" fo:country="US" officeooo:rsid="001faf5a" officeooo:paragraph-rsid="002e952d"/>
    </style:style>
    <style:style style:name="P44" style:family="paragraph" style:parent-style-name="Standard">
      <style:paragraph-properties fo:margin-left="0cm" fo:text-align="justify" style:justify-single-word="false" fo:text-indent="0cm" style:auto-text-indent="false"/>
      <style:text-properties fo:language="en" fo:country="US" officeooo:rsid="002e952d" officeooo:paragraph-rsid="002e952d"/>
    </style:style>
    <style:style style:name="P45" style:family="paragraph" style:parent-style-name="Standard">
      <style:paragraph-properties fo:text-align="justify" style:justify-single-word="false"/>
      <style:text-properties fo:language="en" fo:country="US" officeooo:rsid="001ce14d" officeooo:paragraph-rsid="002e952d"/>
    </style:style>
    <style:style style:name="P46" style:family="paragraph" style:parent-style-name="Standard">
      <style:paragraph-properties fo:margin-left="0cm" fo:text-align="justify" style:justify-single-word="false" fo:text-indent="0cm" style:auto-text-indent="false"/>
      <style:text-properties fo:language="en" fo:country="US" officeooo:rsid="0032ce5e" officeooo:paragraph-rsid="0032ce5e"/>
    </style:style>
    <style:style style:name="P47" style:family="paragraph" style:parent-style-name="Standard">
      <style:paragraph-properties fo:text-align="justify" style:justify-single-word="false"/>
      <style:text-properties fo:language="en" fo:country="US" officeooo:rsid="001ce14d" officeooo:paragraph-rsid="0032ce5e"/>
    </style:style>
    <style:style style:name="P48" style:family="paragraph" style:parent-style-name="Standard">
      <style:paragraph-properties fo:margin-left="0cm" fo:text-align="justify" style:justify-single-word="false" fo:text-indent="0cm" style:auto-text-indent="false"/>
      <style:text-properties fo:language="en" fo:country="US" officeooo:rsid="001faf5a" officeooo:paragraph-rsid="0032ce5e"/>
    </style:style>
    <style:style style:name="P49" style:family="paragraph" style:parent-style-name="Standard">
      <style:paragraph-properties fo:margin-left="0cm" fo:text-align="justify" style:justify-single-word="false" fo:text-indent="0cm" style:auto-text-indent="false"/>
      <style:text-properties fo:language="en" fo:country="US" officeooo:rsid="003511c9" officeooo:paragraph-rsid="003511c9"/>
    </style:style>
    <style:style style:name="P50" style:family="paragraph" style:parent-style-name="Standard">
      <style:paragraph-properties fo:text-align="justify" style:justify-single-word="false"/>
      <style:text-properties fo:language="en" fo:country="US" officeooo:rsid="001ce14d" officeooo:paragraph-rsid="003511c9"/>
    </style:style>
    <style:style style:name="P51" style:family="paragraph" style:parent-style-name="Standard">
      <style:paragraph-properties fo:margin-left="0cm" fo:text-align="justify" style:justify-single-word="false" fo:text-indent="0cm" style:auto-text-indent="false"/>
      <style:text-properties fo:language="en" fo:country="US" officeooo:rsid="001faf5a" officeooo:paragraph-rsid="003511c9"/>
    </style:style>
    <style:style style:name="P52" style:family="paragraph" style:parent-style-name="Standard">
      <style:paragraph-properties fo:margin-left="0cm" fo:text-align="justify" style:justify-single-word="false" fo:text-indent="0cm" style:auto-text-indent="false"/>
      <style:text-properties fo:language="en" fo:country="US" officeooo:rsid="001faf5a" officeooo:paragraph-rsid="0036ce90"/>
    </style:style>
    <style:style style:name="P53" style:family="paragraph" style:parent-style-name="Standard">
      <style:paragraph-properties fo:margin-left="1.251cm" fo:text-align="justify" style:justify-single-word="false" fo:text-indent="0cm" style:auto-text-indent="false"/>
      <style:text-properties fo:language="en" fo:country="US" officeooo:rsid="001ce14d" officeooo:paragraph-rsid="001ce14d"/>
    </style:style>
    <style:style style:name="P54" style:family="paragraph" style:parent-style-name="Standard">
      <style:paragraph-properties fo:text-align="justify" style:justify-single-word="false"/>
      <style:text-properties fo:language="en" fo:country="US" officeooo:rsid="0028cb22" officeooo:paragraph-rsid="0013b4cd"/>
    </style:style>
    <style:style style:name="P55" style:family="paragraph" style:parent-style-name="Text_20_body">
      <style:paragraph-properties fo:margin-top="0cm" fo:margin-bottom="0cm" style:contextual-spacing="false"/>
      <style:text-properties officeooo:paragraph-rsid="0028d1a9"/>
    </style:style>
    <style:style style:name="P56" style:family="paragraph" style:parent-style-name="Standard">
      <style:paragraph-properties fo:text-align="justify" style:justify-single-word="false"/>
      <style:text-properties fo:language="en" fo:country="US" officeooo:rsid="0028cb22" officeooo:paragraph-rsid="0028cb22"/>
    </style:style>
    <style:style style:name="T1" style:family="text">
      <style:text-properties officeooo:rsid="0013c35c"/>
    </style:style>
    <style:style style:name="T2" style:family="text">
      <style:text-properties officeooo:rsid="002140ba"/>
    </style:style>
    <style:style style:name="T3" style:family="text">
      <style:text-properties fo:language="en" fo:country="US" officeooo:rsid="0013b4cd"/>
    </style:style>
    <style:style style:name="T4" style:family="text">
      <style:text-properties fo:language="en" fo:country="US" officeooo:rsid="0013c35c"/>
    </style:style>
    <style:style style:name="T5" style:family="text">
      <style:text-properties fo:language="en" fo:country="US" officeooo:rsid="00188b98"/>
    </style:style>
    <style:style style:name="T6" style:family="text">
      <style:text-properties fo:language="en" fo:country="US" officeooo:rsid="0019b08c"/>
    </style:style>
    <style:style style:name="T7" style:family="text">
      <style:text-properties fo:language="en" fo:country="US" fo:font-weight="bold" officeooo:rsid="0019b08c" style:font-weight-asian="bold" style:font-weight-complex="bold"/>
    </style:style>
    <style:style style:name="T8" style:family="text">
      <style:text-properties officeooo:rsid="00150712"/>
    </style:style>
    <style:style style:name="T9" style:family="text">
      <style:text-properties officeooo:rsid="0022105d"/>
    </style:style>
    <style:style style:name="T10" style:family="text">
      <style:text-properties officeooo:rsid="00172ba1"/>
    </style:style>
    <style:style style:name="T11" style:family="text">
      <style:text-properties fo:language="en" fo:country="US" officeooo:rsid="0016ec47"/>
    </style:style>
    <style:style style:name="T12" style:family="text">
      <style:text-properties fo:language="en" fo:country="US" officeooo:rsid="002299d8"/>
    </style:style>
    <style:style style:name="T13" style:family="text">
      <style:text-properties officeooo:rsid="002299d8"/>
    </style:style>
    <style:style style:name="T14" style:family="text">
      <style:text-properties officeooo:rsid="00179b30"/>
    </style:style>
    <style:style style:name="T15" style:family="text">
      <style:text-properties fo:font-weight="normal" officeooo:rsid="001ec35c" style:font-weight-asian="normal" style:font-weight-complex="normal"/>
    </style:style>
    <style:style style:name="T16" style:family="text">
      <style:text-properties officeooo:rsid="001c8425"/>
    </style:style>
    <style:style style:name="T17" style:family="text">
      <style:text-properties officeooo:rsid="00240ae4"/>
    </style:style>
    <style:style style:name="T18" style:family="text">
      <style:text-properties fo:language="en" fo:country="US" officeooo:rsid="001a971c"/>
    </style:style>
    <style:style style:name="T19" style:family="text">
      <style:text-properties officeooo:rsid="001a971c"/>
    </style:style>
    <style:style style:name="T20" style:family="text">
      <style:text-properties fo:language="en" fo:country="US"/>
    </style:style>
    <style:style style:name="T21" style:family="text">
      <style:text-properties fo:language="en" fo:country="US" officeooo:rsid="001ec35c"/>
    </style:style>
    <style:style style:name="T22" style:family="text">
      <style:text-properties fo:language="en" fo:country="US" fo:font-weight="bold" style:font-weight-asian="bold" style:font-weight-complex="bold"/>
    </style:style>
    <style:style style:name="T23" style:family="text">
      <style:text-properties fo:language="en" fo:country="US" officeooo:rsid="001ce14d"/>
    </style:style>
    <style:style style:name="T24" style:family="text">
      <style:text-properties fo:language="en" fo:country="US" fo:font-weight="bold" officeooo:rsid="001ce14d" style:font-weight-asian="bold" style:font-weight-complex="bold"/>
    </style:style>
    <style:style style:name="T25" style:family="text">
      <style:text-properties style:text-position="super 58%"/>
    </style:style>
    <style:style style:name="T26" style:family="text">
      <style:text-properties officeooo:rsid="0020d173"/>
    </style:style>
    <style:style style:name="T27" style:family="text">
      <style:text-properties officeooo:rsid="00244715"/>
    </style:style>
    <style:style style:name="T28" style:family="text">
      <style:text-properties style:text-position="super 58%" officeooo:rsid="0020d173"/>
    </style:style>
    <style:style style:name="T29" style:family="text">
      <style:text-properties fo:font-weight="bold" style:font-weight-asian="bold" style:font-weight-complex="bold"/>
    </style:style>
    <style:style style:name="T30" style:family="text">
      <style:text-properties fo:font-weight="normal" style:font-weight-asian="normal" style:font-weight-complex="normal"/>
    </style:style>
    <style:style style:name="T31" style:family="text">
      <style:text-properties style:text-position="super 58%" officeooo:rsid="00244715"/>
    </style:style>
    <style:style style:name="T32" style:family="text">
      <style:text-properties officeooo:rsid="0026328b"/>
    </style:style>
    <style:style style:name="T33" style:family="text">
      <style:text-properties officeooo:rsid="00272775"/>
    </style:style>
    <style:style style:name="T34" style:family="text">
      <style:text-properties officeooo:rsid="002aa670"/>
    </style:style>
    <style:style style:name="T35" style:family="text">
      <style:text-properties officeooo:rsid="002bf7c0"/>
    </style:style>
    <style:style style:name="T36" style:family="text">
      <style:text-properties officeooo:rsid="002c33d0"/>
    </style:style>
    <style:style style:name="T37" style:family="text">
      <style:text-properties officeooo:rsid="002e7de9"/>
    </style:style>
    <style:style style:name="T38" style:family="text">
      <style:text-properties officeooo:rsid="002d8e59"/>
    </style:style>
    <style:style style:name="T39" style:family="text">
      <style:text-properties officeooo:rsid="002e952d"/>
    </style:style>
    <style:style style:name="T40" style:family="text">
      <style:text-properties officeooo:rsid="003034d7"/>
    </style:style>
    <style:style style:name="T41" style:family="text">
      <style:text-properties officeooo:rsid="00322afe"/>
    </style:style>
    <style:style style:name="T42" style:family="text">
      <style:text-properties officeooo:rsid="00340c8d"/>
    </style:style>
    <style:style style:name="T43" style:family="text">
      <style:text-properties officeooo:rsid="0032ce5e"/>
    </style:style>
    <style:style style:name="T44" style:family="text">
      <style:text-properties officeooo:rsid="003511c9"/>
    </style:style>
    <style:style style:name="T45" style:family="text">
      <style:text-properties officeooo:rsid="00372d46"/>
    </style:style>
    <style:style style:name="T46" style:family="text">
      <style:text-properties officeooo:rsid="001ec35c"/>
    </style:style>
    <style:style style:name="T47" style:family="text">
      <style:text-properties officeooo:rsid="0028d1a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Genetic Algorithm</text:p>
      <text:p text:style-name="P2"/>
      <text:p text:style-name="P3">Introduction :</text:p>
      <text:p text:style-name="P4">GA is a metaheuristic <text:span text:style-name="T1">(high-level optimization strategy that gives good solutions but not optimal ones)</text:span> belonging to EA <text:span text:style-name="T1">(algorithms inspired by the evolutionary process)</text:span>. It is mainly used when classical methods (<text:span text:style-name="T1">gradient-based or exact methods</text:span>) are inefficient <text:span text:style-name="T1">(</text:span><text:span text:style-name="T2">non-differentiable → gradient-based non-usable || combinatorial → exact methods </text:span><text:span text:style-name="T1">too slow)</text:span>.</text:p>
      <text:p text:style-name="P5"><text:span text:style-name="T3">It </text:span><text:span text:style-name="T4">mimics</text:span><text:span text:style-name="T3"> the </text:span><text:span text:style-name="T5">natural selection</text:span><text:span text:style-name="T3"> theory made by Charles Darwin (</text:span><text:span text:style-name="T4">1859</text:span><text:span text:style-name="T3">), which says that creatures with features that advantage them are more likely to reproduce, and so over time those features will be dominant. Fo</text:span><text:span text:style-name="T5">r instance, </text:span><text:span text:style-name="T6">a long time ago </text:span><text:span text:style-name="T7">a single species</text:span><text:span text:style-name="T6"> of finch colonised the Galapagos Islands. Then, due to different environmental conditions (</text:span><text:span text:style-name="T7">drought</text:span><text:span text:style-name="T6">, rainfall, temperature, …) [different wind currents, different hilliness...], </text:span>different species evolved across the islands<text:span text:style-name="T6">, with differences on their beak shapes. It was mainly due to the type of the dominant food available on each island : large and strong beaks are better to crack hard </text:span><text:span text:style-name="T7">seeds</text:span><text:span text:style-name="T6">, small and thin ones are better to catch insects, … Those differences were discovered by Darwin during his travel around the world (1831-1836), contributing to the development of his theory.</text:span></text:p>
      <text:p text:style-name="P6">For this algorithm, <text:span text:style-name="T8">we create of population of several </text:span>individuals that all have different <text:span text:style-name="T9">chromosomes (many genes)</text:span> <text:span text:style-name="T1">and so are </text:span><text:span text:style-name="T10">each one a </text:span><text:span text:style-name="T1">possible solution to the problem</text:span>, and we simulate their evolution with genetic operators (mutations <text:span text:style-name="T1">(random modifications of a single individual’</text:span><text:span text:style-name="T9">s chromosome</text:span><text:span text:style-name="T1"> =&gt; exploration)</text:span> + crossover <text:span text:style-name="T1">(combination of 2 parents’</text:span><text:span text:style-name="T9">genes</text:span><text:span text:style-name="T1"> =&gt; recombination</text:span>)</text:p>
      <text:p text:style-name="P4"/>
      <text:p text:style-name="P7">Basic Concept :</text:p>
      <text:p text:style-name="P4">Basically:</text:p>
      <text:p text:style-name="P4">- initialise <text:span text:style-name="T8">the population with </text:span>N individuals (the more N is larger, the better the results will be but the longer it will take to compute)</text:p>
      <text:p text:style-name="P4">- for each generation :</text:p>
      <text:p text:style-name="P8">- you evaluate each individual (with a fitness function <text:span text:style-name="T8">that objectively evaluate the solution quality </text:span><text:span text:style-name="T10">depending on the problem</text:span>)</text:p>
      <text:p text:style-name="P8">- you keep the best (ex : 30%) : survivors <text:span text:style-name="T8">(unchanged)</text:span></text:p>
      <text:p text:style-name="P8">- you replace the others with survivors’ <text:span text:style-name="T8">offspring thanks to mutations and crossovers </text:span></text:p>
      <text:p text:style-name="P8">- you start the new generation <text:span text:style-name="T8">and repeat this process</text:span></text:p>
      <text:p text:style-name="P9"/>
      <text:p text:style-name="P7">Limitations :</text:p>
      <text:p text:style-name="P10">Creatures like animals are way too complex to be expressed as just a fix number of input<text:span text:style-name="T10">s</text:span>. For example, we might give for a simulation observations such as the cases near by, and even a small area of vision, but complex creatures have multiple senses : touch, vision, <text:span text:style-name="T10">hearing</text:span>, smell, taste, equilibrium, …</text:p>
      <text:p text:style-name="P10">Moreover, even if we could give to our individuals all the inputs needed, the evaluation often relies on simple multiplications and additions, which is obviously not how our brain works</text:p>
      <text:p text:style-name="P10">As GA relies on randomness and a quite small population, it it very likely to fall into a local optimum, instead of finding the global optimum</text:p>
      <text:p text:style-name="P11"><text:span text:style-name="T11">The evolutionary process cannot also be strictly replicated, as it is again too complex : it is not just a matter of crossover and mutations, </text:span><text:span text:style-name="T12">but also </text:span>stochastic events <text:span text:style-name="T13">(random modification of genes)...</text:span></text:p>
      <text:p text:style-name="P10">Depending of the fitness function, GA can be very slow, causing a large research practically impossible even though theoretically it is</text:p>
      <text:p text:style-name="P12"/>
      <text:p text:style-name="P7">Improvements :</text:p>
      <text:p text:style-name="P10">Instead of like multiplying each input by a number to give a score, you can forward those input into a NN, which is more likely how our brain works <text:span text:style-name="T14">(non-linear)</text:span> <text:span text:style-name="T14">=&gt; neuroevolution</text:span></text:p>
      <text:p text:style-name="P13">To prevent to fall into a quite bad local optimum, we can firstly do a <text:span text:style-name="T14">global exploration phase</text:span>, trying to test a lot of different combinations throughout the <text:span text:style-name="T14">search space</text:span>, and then take the best to do the evolutionary process</text:p>
      <text:p text:style-name="P13">The mutation process can also be <text:span text:style-name="T15">complexified</text:span> by mixing both crossover and mutation</text:p>
      <text:p text:style-name="P13"/>
      <text:p text:style-name="P14">Example (Tetris):</text:p>
      <text:p text:style-name="P15">To put this theory into practice, we can try to play Tetris with bots. <text:span text:style-name="T16">If you don’t know the game, you place pieces into a grid, and if it is full, you lose. But if an entire line is complete, then it disappears and all the lines above it go down by 1 line. So the goal is to place pieces into the best possible position, given a grid. </text:span></text:p>
      <text:p text:style-name="P15">1 : Recreate the game (it is pretty simple but apparently it was a bit too hard for some of us…)</text:p>
      <text:p text:style-name="P15"><text:soft-page-break/>2 : Create our population (<text:span text:style-name="T16">3</text:span>0 individuals) with a different array of number (will be used after)</text:p>
      <text:p text:style-name="P15">3 : Decide how they will play (assuming we just have and see the current piece, for simplicity) :</text:p>
      <text:p text:style-name="P16">- we calculate for each individual all the possible placement <text:span text:style-name="T16">with a BFS </text:span>(+gif)</text:p>
      <text:p text:style-name="P16">- for each possible output grid, we take <text:span text:style-name="T17">several</text:span> observations (maximum height of the grid, the number of full lines, how flat the grid is, the number of holes, the number of wells…) <text:span text:style-name="T16">(+ image)</text:span></text:p>
      <text:p text:style-name="P16">- each individual calculates a score for each placements by multiplying each observations (standardised score between 0-1) by a single number, their array of number <text:span text:style-name="T16">(+ image)</text:span></text:p>
      <text:p text:style-name="P17">4 : Make them play until they ‘die’</text:p>
      <text:p text:style-name="P18"><text:span text:style-name="T18">5 : Do the mutation operators : keep the top 30% depending on the score their obtained and create new ones by ‘mutating’ the survivors’ arrays (random </text:span><text:span text:style-name="Emphasis">±</text:span> <text:span text:style-name="T19">epsilon on each number)</text:span></text:p>
      <text:p text:style-name="P17">6 : Restart the game for everybody and continue this for some generations (ex : 50)</text:p>
      <text:p text:style-name="P19">IMPORTANT : </text:p>
      <text:p text:style-name="P20"><text:span text:style-name="T20">- </text:span><text:span text:style-name="T21">t</text:span><text:span text:style-name="T20">o really see progress, we only score our players on a single game, and it is always the same </text:span><text:span text:style-name="T22">series</text:span><text:span text:style-name="T20"> of pieces</text:span></text:p>
      <text:p text:style-name="P20"><text:span text:style-name="T20">- </text:span><text:span text:style-name="T21">we only work on a 5x10 grid, because otherwise they would just rapidly play forever and the simulation will just never finish</text:span></text:p>
      <text:p text:style-name="P21">- decrease of the mutation rate (0.15 → 0.01) over time in order to converge into a local optimum</text:p>
      <text:p text:style-name="P22">==&gt; 1:30</text:p>
      <text:p text:style-name="P22">==&gt; 28333 score + 814 moves on average (100 random games)</text:p>
      <text:p text:style-name="P22">==&gt; [-0.23, 0.21, -0.69, -0.40, -0.37, 1.02, -0.52] + [0.03]</text:p>
      <text:p text:style-name="P23">PROBLEMS : </text:p>
      <text:p text:style-name="P24">- our individuals overfit this single game : basically they learn it by heart, so it is not really what we want.</text:p>
      <text:p text:style-name="P24">- They fall intro a clear local optimum, leading to a plateau in the scores</text:p>
      <text:p text:style-name="P24">- Mutations aren’t really effective</text:p>
      <text:p text:style-name="P23">SOLUTIONS :</text:p>
      <text:p text:style-name="P24">- test our individuals on several games, including random ones</text:p>
      <text:p text:style-name="P25"><text:span text:style-name="T20">- </text:span><text:span text:style-name="T23">do a global exploration phase to better </text:span><text:span text:style-name="T24">browse</text:span><text:span text:style-name="T23"> the search space (8 dimensions)</text:span></text:p>
      <text:p text:style-name="P26">- introduce crossover : 50% mutation + 50% crossover</text:p>
      <text:p text:style-name="P27">So the 2<text:span text:style-name="T25">nd</text:span> Simulation’s features are : 50 generations + 30 individuals + <text:span text:style-name="T26">2</text:span> sameGames + <text:span text:style-name="T26">2</text:span> randomGames</text:p>
      <text:p text:style-name="P28">- decrease of the mutation rate (0.15 → 0.01) over time in order to converge into a local optimum</text:p>
      <text:p text:style-name="P29">==&gt; ??? <text:span text:style-name="T26">(&lt; 8h)</text:span></text:p>
      <text:p text:style-name="P29">==&gt; <text:span text:style-name="T26">55600</text:span> score + <text:span text:style-name="T26">1593</text:span> moves on average (100 random games) <text:span text:style-name="T27">(max : 10k)</text:span></text:p>
      <text:p text:style-name="P29">==&gt; [-0.<text:span text:style-name="T26">01</text:span>, -0.<text:span text:style-name="T26">15</text:span>, 0.<text:span text:style-name="T26">04</text:span>, -0.<text:span text:style-name="T26">92</text:span>, -0.<text:span text:style-name="T26">03</text:span>, 0.<text:span text:style-name="T26">83</text:span>, -1.<text:span text:style-name="T26">13</text:span>] <text:span text:style-name="T26">+ </text:span>[-0.<text:span text:style-name="T26">34</text:span>]</text:p>
      <text:p text:style-name="P30">So the <text:span text:style-name="T26">3</text:span><text:span text:style-name="T28">rd</text:span> Simulation’s features are : 50 generations + 30 individuals + <text:span text:style-name="T26">2</text:span> sameGames + <text:span text:style-name="T26">2</text:span> randomGames <text:span text:style-name="T26">+ 5000 individuals for the research phase</text:span></text:p>
      <text:p text:style-name="P31">==&gt; <text:span text:style-name="T27">12:30 (way too long)</text:span></text:p>
      <text:p text:style-name="P31">==&gt; <text:span text:style-name="T27">115000</text:span> score + <text:span text:style-name="T27">3246</text:span> moves on average (100 random games) <text:span text:style-name="T27">(max : 100k)</text:span></text:p>
      <text:p text:style-name="P31">==&gt; [0.<text:span text:style-name="T27">26</text:span>, -0.<text:span text:style-name="T27">36</text:span>, -0.<text:span text:style-name="T27">58</text:span>, -0.<text:span text:style-name="T27">76</text:span>, -0.<text:span text:style-name="T27">17</text:span>, -0.<text:span text:style-name="T27">12</text:span>, -1.<text:span text:style-name="T27">39</text:span>] <text:span text:style-name="T27">+ </text:span>[-0.<text:span text:style-name="T27">29</text:span>]</text:p>
      <text:p text:style-name="P32">The average score doubled, meaning that it fall into a way better local optimum and that the global research at the beginning <text:span text:style-name="T29">is</text:span><text:span text:style-name="T30"> a great idea</text:span></text:p>
      <text:p text:style-name="P33">So the <text:span text:style-name="T27">4</text:span><text:span text:style-name="T31">th</text:span> Simulation’s features are : 50 generations + 30 individuals + <text:span text:style-name="T27">4 games with randomRate increasing (0→</text:span><text:span text:style-name="T32">10</text:span><text:span text:style-name="T27">0% &lt;=&gt; 0 → </text:span><text:span text:style-name="T32">4</text:span><text:span text:style-name="T27">)</text:span> <text:span text:style-name="T26">+ 5000 individuals for the research phase</text:span></text:p>
      <text:p text:style-name="P34">==&gt; <text:span text:style-name="T33">3:30</text:span></text:p>
      <text:p text:style-name="P34">==&gt; <text:span text:style-name="T33">26000</text:span> score + <text:span text:style-name="T33">737</text:span> moves on average (100 random games) <text:span text:style-name="T27">(max : 100k)</text:span></text:p>
      <text:p text:style-name="P34">==&gt; [-32.<text:span text:style-name="T33">58</text:span>, <text:span text:style-name="T33">0.00</text:span>, -296.<text:span text:style-name="T33">64</text:span>, 0.<text:span text:style-name="T33">01</text:span>, -0.<text:span text:style-name="T33">98</text:span>, 0.<text:span text:style-name="T33">02</text:span>, -233.<text:span text:style-name="T33">01</text:span>] <text:span text:style-name="T33">+ </text:span>[-0.<text:span text:style-name="T33">00</text:span>]</text:p>
      <text:p text:style-name="P35">So the <text:span text:style-name="T34">5</text:span><text:span text:style-name="T31">th</text:span> Simulation’s features are : 50 generations + 30 individuals + <text:span text:style-name="T27">4 games with randomRate increasing (0→</text:span><text:span text:style-name="T32">10</text:span><text:span text:style-name="T27">0% &lt;=&gt; 0 → </text:span><text:span text:style-name="T32">4</text:span><text:span text:style-name="T27">)</text:span> <text:span text:style-name="T26">+ 5000 individuals for the research phase </text:span><text:span text:style-name="T34">(same as 4th)</text:span></text:p>
      <text:p text:style-name="P36">==&gt; <text:span text:style-name="T33">3:30</text:span></text:p>
      <text:p text:style-name="P36">==&gt; <text:span text:style-name="T34">38000</text:span> score + <text:span text:style-name="T34">1090</text:span> moves on average (100 random games) <text:span text:style-name="T27">(max : 100k)</text:span></text:p>
      <text:p text:style-name="P36">==&gt; [????????????????????????????????????????????????<text:span text:style-name="T34">]</text:span></text:p>
      <text:p text:style-name="P37">We can see that the addition of the increasing of the randomRateGame is counter productive, because the score the 3* lower</text:p>
      <text:p text:style-name="P35">So the <text:span text:style-name="T34">6</text:span><text:span text:style-name="T31">th</text:span> Simulation’s features are : <text:span text:style-name="T34">2</text:span>0 generations + <text:span text:style-name="T34">6</text:span>0 individuals + <text:span text:style-name="T27">4 games with randomRate increasing (0→</text:span><text:span text:style-name="T32">10</text:span><text:span text:style-name="T27">0% &lt;=&gt; 0 → </text:span><text:span text:style-name="T32">4</text:span><text:span text:style-name="T27">)</text:span> <text:span text:style-name="T26">+ </text:span><text:span text:style-name="T34">10</text:span><text:span text:style-name="T26">000 individuals for the research phase</text:span></text:p>
      <text:p text:style-name="P36">==&gt; <text:span text:style-name="T34">6:09</text:span></text:p>
      <text:p text:style-name="P36"><text:soft-page-break/>==&gt; <text:span text:style-name="T34">92600</text:span> score + <text:span text:style-name="T34">2561</text:span> moves on average (100 random games) <text:span text:style-name="T27">(max : 100k)</text:span></text:p>
      <text:p text:style-name="P36">==&gt; [0.<text:span text:style-name="T34">45</text:span>, -0.<text:span text:style-name="T34">51</text:span>, -1.<text:span text:style-name="T34">32</text:span>, -0.<text:span text:style-name="T34">18</text:span>, -0.<text:span text:style-name="T34">16</text:span>, -0.<text:span text:style-name="T34">32</text:span>, -1.<text:span text:style-name="T34">09</text:span>] <text:span text:style-name="T34">+ </text:span>[-0.<text:span text:style-name="T34">06</text:span>]</text:p>
      <text:p text:style-name="P38">Maybe increasing random rate from 25% up to 75% is better...let’s find out !</text:p>
      <text:p text:style-name="P39">So the <text:span text:style-name="T35">7</text:span><text:span text:style-name="T31">th</text:span> Simulation’s features are : <text:span text:style-name="T36">4</text:span><text:span text:style-name="T37">5</text:span>0 generations + <text:span text:style-name="T36">6</text:span>0 individuals + <text:span text:style-name="T27">4 games with randomRate increasing (</text:span><text:span text:style-name="T38">25</text:span><text:span text:style-name="T27">→</text:span><text:span text:style-name="T38">75</text:span><text:span text:style-name="T27">% &lt;=&gt; </text:span><text:span text:style-name="T38">1</text:span><text:span text:style-name="T27"> → </text:span><text:span text:style-name="T38">3</text:span><text:span text:style-name="T27">)</text:span> <text:span text:style-name="T26">+ </text:span><text:span text:style-name="T34">10</text:span><text:span text:style-name="T26">000 individuals for the research phas</text:span><text:span text:style-name="T38">e</text:span></text:p>
      <text:p text:style-name="P40">==&gt; <text:span text:style-name="T37">8:40</text:span></text:p>
      <text:p text:style-name="P40">==&gt; 4353<text:span text:style-name="T37">0</text:span> score + 1246 moves on average (<text:span text:style-name="T37">5</text:span>00 random games) <text:span text:style-name="T27">(max : 100k)</text:span></text:p>
      <text:p text:style-name="P40">==&gt; [0.<text:span text:style-name="T37">2’</text:span>, -0.<text:span text:style-name="T37">33</text:span>, -0.<text:span text:style-name="T37">76</text:span>, -0.<text:span text:style-name="T37">94</text:span>, -0.<text:span text:style-name="T37">32</text:span>, 0.<text:span text:style-name="T37">72</text:span>, -1.<text:span text:style-name="T37">36</text:span>] <text:span text:style-name="T37">+ </text:span>[-0.<text:span text:style-name="T37">09</text:span>]</text:p>
      <text:p text:style-name="P41">let’s re-test the best solution (50-50)</text:p>
      <text:p text:style-name="P42">So the <text:span text:style-name="T37">8</text:span><text:span text:style-name="T31">th</text:span> Simulation’s features are : <text:span text:style-name="T37">5</text:span>0 generations + <text:span text:style-name="T36">6</text:span>0 individuals + <text:span text:style-name="T27">4 games with </text:span><text:span text:style-name="T37">2 random</text:span> <text:span text:style-name="T26">+ </text:span><text:span text:style-name="T34">10</text:span><text:span text:style-name="T26">000 individuals for the research phas</text:span><text:span text:style-name="T38">e</text:span></text:p>
      <text:p text:style-name="P43">==&gt; <text:span text:style-name="T39">7</text:span><text:span text:style-name="T37">:</text:span><text:span text:style-name="T39">1</text:span><text:span text:style-name="T37">0</text:span></text:p>
      <text:p text:style-name="P43">==&gt; <text:span text:style-name="T39">33879</text:span> score + <text:span text:style-name="T39">965</text:span> moves on average (<text:span text:style-name="T37">5</text:span>00 random games) <text:span text:style-name="T27">(max : 100k)</text:span></text:p>
      <text:p text:style-name="P43">==&gt;[0.<text:span text:style-name="T39">21</text:span>, -0.<text:span text:style-name="T39">17</text:span>, -0.<text:span text:style-name="T39">92</text:span>, -0.<text:span text:style-name="T39">66</text:span>, -0.<text:span text:style-name="T39">34</text:span>, 0.<text:span text:style-name="T39">05</text:span>, -0.<text:span text:style-name="T39">60</text:span>] <text:span text:style-name="T39">+</text:span> [-0.<text:span text:style-name="T39">25</text:span>]</text:p>
      <text:p text:style-name="P44">So the 3<text:span text:style-name="T25">rd</text:span> simulation was pure luck, and increasing the randomRate is useful. Now, let’s try if the normal distribution is better than the uniform one</text:p>
      <text:p text:style-name="P45">So the <text:span text:style-name="T39">9</text:span><text:span text:style-name="T31">th</text:span> Simulation’s features are : <text:span text:style-name="T37">5</text:span>0 generations + <text:span text:style-name="T39">3</text:span>0 individuals + <text:span text:style-name="T27">4 games with randomRate increasing (</text:span><text:span text:style-name="T38">2</text:span><text:span text:style-name="T40">0</text:span><text:span text:style-name="T27">→</text:span><text:span text:style-name="T40">80</text:span><text:span text:style-name="T27">% &lt;=&gt; </text:span><text:span text:style-name="T38">1</text:span><text:span text:style-name="T27"> → </text:span><text:span text:style-name="T38">3</text:span><text:span text:style-name="T27">)</text:span> <text:span text:style-name="T26">+ </text:span><text:span text:style-name="T34">10</text:span><text:span text:style-name="T26">000 individuals for the research phas</text:span><text:span text:style-name="T38">e</text:span></text:p>
      <text:p text:style-name="P43">==&gt; <text:span text:style-name="T41">6:45</text:span></text:p>
      <text:p text:style-name="P43">==&gt; 14243<text:span text:style-name="T42">0</text:span> score + <text:span text:style-name="T42">4006</text:span> moves on average (<text:span text:style-name="T37">5</text:span>00 random games) <text:span text:style-name="T27">(max : 100k)</text:span></text:p>
      <text:p text:style-name="P43">==&gt; [0.<text:span text:style-name="T41">41</text:span>, -0.<text:span text:style-name="T41">53</text:span>, -0.<text:span text:style-name="T41">97</text:span>, -1.<text:span text:style-name="T41">07</text:span>, -0.<text:span text:style-name="T41">20</text:span>, -0.<text:span text:style-name="T41">21</text:span>, -2.<text:span text:style-name="T41">25</text:span>] <text:span text:style-name="T41">+ </text:span>[0.<text:span text:style-name="T41">28</text:span>]</text:p>
      <text:p text:style-name="P46">So the normal distribution is definitely better than the uniform one. Let’s see now if more individuals and less generations is better</text:p>
      <text:p text:style-name="P47">So the <text:span text:style-name="T43">10</text:span><text:span text:style-name="T31">th</text:span> Simulation’s features are : <text:span text:style-name="T43">1</text:span>0 generations + <text:span text:style-name="T43">1</text:span><text:span text:style-name="T44">0</text:span>0 individuals + <text:span text:style-name="T27">4 games with randomRate increasing (</text:span><text:span text:style-name="T38">2</text:span><text:span text:style-name="T40">0</text:span><text:span text:style-name="T27">→</text:span><text:span text:style-name="T40">80</text:span><text:span text:style-name="T27">% &lt;=&gt; </text:span><text:span text:style-name="T38">1</text:span><text:span text:style-name="T27"> → </text:span><text:span text:style-name="T38">3</text:span><text:span text:style-name="T27">)</text:span> <text:span text:style-name="T26">+ </text:span><text:span text:style-name="T34">10</text:span><text:span text:style-name="T26">000 individuals for the research phas</text:span><text:span text:style-name="T38">e</text:span></text:p>
      <text:p text:style-name="P48">==&gt; <text:span text:style-name="T44">1:45</text:span></text:p>
      <text:p text:style-name="P48">==&gt; <text:span text:style-name="T44">36560</text:span> score + <text:span text:style-name="T44">1040</text:span> moves on average (<text:span text:style-name="T37">5</text:span>00 random games) <text:span text:style-name="T27">(max : 100k)</text:span></text:p>
      <text:p text:style-name="P48">==&gt; [-0.<text:span text:style-name="T44">20</text:span>, 0.<text:span text:style-name="T44">08</text:span>, -0.<text:span text:style-name="T44">09</text:span>, -1.<text:span text:style-name="T44">10</text:span>, -0.<text:span text:style-name="T44">18</text:span>, 0.<text:span text:style-name="T44">50</text:span>, -0.<text:span text:style-name="T44">84</text:span>] <text:span text:style-name="T44">+ </text:span>[-0.<text:span text:style-name="T44">22</text:span>]</text:p>
      <text:p text:style-name="P49">It’s strange, so let’s try this again with a bit more individuals</text:p>
      <text:p text:style-name="P50">So the <text:span text:style-name="T43">10</text:span><text:span text:style-name="T31">th</text:span> Simulation’s features are : <text:span text:style-name="T43">1</text:span>0 generations + <text:span text:style-name="T44">50</text:span>0 individuals + <text:span text:style-name="T27">4 games with randomRate increasing (</text:span><text:span text:style-name="T38">2</text:span><text:span text:style-name="T40">0</text:span><text:span text:style-name="T27">→</text:span><text:span text:style-name="T40">80</text:span><text:span text:style-name="T27">% &lt;=&gt; </text:span><text:span text:style-name="T38">1</text:span><text:span text:style-name="T27"> → </text:span><text:span text:style-name="T38">3</text:span><text:span text:style-name="T27">)</text:span> <text:span text:style-name="T26">+ </text:span><text:span text:style-name="T34">10</text:span><text:span text:style-name="T26">000 individuals for the research phas</text:span><text:span text:style-name="T38">e</text:span></text:p>
      <text:p text:style-name="P51">==&gt; <text:span text:style-name="T45">8:40</text:span></text:p>
      <text:p text:style-name="P52">==&gt; <text:span text:style-name="T45">111000</text:span> score + <text:span text:style-name="T45">3150</text:span> moves on average (<text:span text:style-name="T37">5</text:span>00 random games) <text:span text:style-name="T27">(max : 100k)</text:span></text:p>
      <text:p text:style-name="P52">==&gt; [0.<text:span text:style-name="T45">22</text:span>, -0.<text:span text:style-name="T45">26</text:span>, -0.<text:span text:style-name="T45">07</text:span>, -0.<text:span text:style-name="T45">86</text:span>, -0.<text:span text:style-name="T45">16</text:span>, 0.<text:span text:style-name="T45">07</text:span>, -0.<text:span text:style-name="T45">99</text:span>] <text:span text:style-name="T45">+ </text:span>[0.<text:span text:style-name="T45">01</text:span>]</text:p>
      <text:p text:style-name="P27">SOLUTIONS remaining :</text:p>
      <text:p text:style-name="P53">- complexify <text:span text:style-name="T46">their ‘brain’ : 3 layers 7-8-1 → 3 layers 7-16-1 → 3 layers 7-32-1 → 4 layers 7-8-4-1 → 4 layers 7-16-8-1</text:span></text:p>
      <text:p text:style-name="P4"/>
      <text:p text:style-name="P4">PROMPT :</text:p>
      <text:p text:style-name="P4">DO NOT REWRITE IT AS GLOBAL, just spot and write corrections as mentioned down</text:p>
      <text:p text:style-name="P4">- fill the « ??? » and examples</text:p>
      <text:p text:style-name="P4">- complete mising informations</text:p>
      <text:p text:style-name="P4">- corrects errors/imprecisions</text:p>
      <text:p text:style-name="P4">- add definitions for difficult words</text:p>
      <text:p text:style-name="P4">- …</text:p>
      <text:p text:style-name="P4"/>
      <text:p text:style-name="P4"/>
      <text:p text:style-name="P4"/>
      <text:p text:style-name="P4"/>
      <text:p text:style-name="P4"/>
      <text:p text:style-name="P4"/>
      <text:p text:style-name="P4"/>
      <text:p text:style-name="P4"/>
      <text:p text:style-name="P54"/>
      <text:p text:style-name="P55">Avatar: The Way of Water, James Cameron, 2022<text:line-break/>During this vacation, I saw the second <text:span text:style-name="T29">installment</text:span> of a film series that currently has three parts. The first <text:soft-page-break/>focuses on a <text:span text:style-name="T29">land-based environment</text:span>, the second on water, and the third on fire. It is a science fiction film featuring non-human creatures that are constantly threatened by humans, who possess superior technology. Humans want to colonize this planet (Pandora) because their own is no longer habitable. The family of the main characters has to <text:span text:style-name="T29">flee</text:span> their village and move to another one. Integrating into this new community is difficult, but they eventually manage it. This leads to a final major battle against the humans, which the creatures win.</text:p>
      <text:p text:style-name="P55">I think the film <text:span text:style-name="T29">effectively</text:span> depicts how animals in our world might <text:span text:style-name="T29">perceive</text:span> us: as <text:span text:style-name="T29">beings</text:span> that destroy their environment with technology and then attempt to find a new place to repeat the process. However, as usual, the film is highly sensationali<text:span text:style-name="T47">s</text:span>ed and violent, which can sometimes be <text:span text:style-name="T47">annoying</text:span>.</text:p>
      <text:p text:style-name="P55"/>
      <text:p text:style-name="P55"/>
      <text:p text:style-name="P56"/>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6-04-19T19:16:49.845000000</meta:creation-date>
    <meta:editing-duration>P1DT18H4M11S</meta:editing-duration>
    <meta:editing-cycles>14</meta:editing-cycles>
    <meta:generator>LibreOffice/25.8.5.2$Windows_X86_64 LibreOffice_project/9c8b85f387cc00a89945a79c9e6239f32e450ac2</meta:generator>
    <dc:date>2026-04-22T23:34:18.647472400</dc:date>
    <meta:document-statistic meta:table-count="0" meta:image-count="0" meta:object-count="0" meta:page-count="4" meta:paragraph-count="108" meta:word-count="1921" meta:character-count="11061" meta:non-whitespace-character-count="9244"/>
  </office:meta>
</office:document-meta>
</file>